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list-style-name="Numbering_20_ABC">
      <style:paragraph-properties fo:text-align="justify" style:justify-single-word="false"/>
      <style:text-properties officeooo:rsid="000335e0" officeooo:paragraph-rsid="000ca4aa"/>
    </style:style>
    <style:style style:name="P2" style:family="paragraph" style:parent-style-name="Heading_20_1">
      <style:paragraph-properties fo:text-align="justify" style:justify-single-word="false"/>
      <style:text-properties officeooo:rsid="000ca4aa" officeooo:paragraph-rsid="000ca4aa"/>
    </style:style>
    <style:style style:name="P3" style:family="paragraph" style:parent-style-name="Text_20_body">
      <loext:graphic-properties draw:fill="none"/>
      <style:paragraph-properties fo:margin-top="0cm" fo:margin-bottom="0.247cm" style:contextual-spacing="false" fo:line-height="115%" fo:text-align="justify" style:justify-single-word="false" fo:background-color="transparent">
        <style:tab-stops>
          <style:tab-stop style:position="0.914cm"/>
        </style:tab-stops>
      </style:paragraph-properties>
      <style:text-properties officeooo:rsid="0004fb6a" officeooo:paragraph-rsid="000ca4aa"/>
    </style:style>
    <style:style style:name="P4" style:family="paragraph" style:parent-style-name="Text_20_body">
      <style:paragraph-properties fo:text-align="justify" style:justify-single-word="false"/>
      <style:text-properties style:font-name="Liberation Serif" fo:font-size="12pt" officeooo:rsid="0004deee" officeooo:paragraph-rsid="000ca4aa" style:font-size-asian="12pt" style:font-size-complex="12pt"/>
    </style:style>
    <style:style style:name="P5" style:family="paragraph" style:parent-style-name="Text_20_body">
      <style:paragraph-properties fo:text-align="justify" style:justify-single-word="false"/>
      <style:text-properties style:font-name="Liberation Serif" fo:font-size="12pt" officeooo:rsid="000aa32d" officeooo:paragraph-rsid="000ca4aa" style:font-size-asian="12pt" style:font-size-complex="12pt"/>
    </style:style>
    <style:style style:name="P6" style:family="paragraph" style:parent-style-name="Text_20_body">
      <style:paragraph-properties fo:text-align="justify" style:justify-single-word="false"/>
      <style:text-properties officeooo:paragraph-rsid="000ca4aa"/>
    </style:style>
    <style:style style:name="P7" style:family="paragraph" style:parent-style-name="Text_20_body" style:list-style-name="Titre_20_4_20__28_Puce_29_" style:master-page-name="">
      <loext:graphic-properties draw:fill="none"/>
      <style:paragraph-properties fo:margin-top="0cm" fo:margin-bottom="0.247cm" style:contextual-spacing="false" fo:line-height="115%" fo:text-align="justify" style:justify-single-word="false" style:page-number="auto" fo:background-color="transparent">
        <style:tab-stops>
          <style:tab-stop style:position="0.914cm"/>
        </style:tab-stops>
      </style:paragraph-properties>
      <style:text-properties officeooo:rsid="0004deee" officeooo:paragraph-rsid="000ca4aa"/>
    </style:style>
    <style:style style:name="P8" style:family="paragraph" style:parent-style-name="Text_20_body" style:list-style-name="Titre_20_4_20__28_Puce_29_" style:master-page-name="">
      <loext:graphic-properties draw:fill="none"/>
      <style:paragraph-properties fo:margin-top="0cm" fo:margin-bottom="0.247cm" style:contextual-spacing="false" fo:line-height="115%" fo:text-align="justify" style:justify-single-word="false" style:page-number="auto" fo:background-color="transparent">
        <style:tab-stops>
          <style:tab-stop style:position="0.914cm"/>
        </style:tab-stops>
      </style:paragraph-properties>
      <style:text-properties officeooo:rsid="0004deee" officeooo:paragraph-rsid="000ca4aa"/>
    </style:style>
    <style:style style:name="P9" style:family="paragraph" style:parent-style-name="Text_20_body" style:list-style-name="Titre_20_4_20__28_Puce_29_">
      <loext:graphic-properties draw:fill="none"/>
      <style:paragraph-properties fo:margin-top="0cm" fo:margin-bottom="0.247cm" style:contextual-spacing="false" fo:line-height="115%" fo:text-align="justify" style:justify-single-word="false" fo:background-color="transparent">
        <style:tab-stops>
          <style:tab-stop style:position="0.914cm"/>
        </style:tab-stops>
      </style:paragraph-properties>
      <style:text-properties officeooo:rsid="0004deee" officeooo:paragraph-rsid="000ca4aa"/>
    </style:style>
    <style:style style:name="P10" style:family="paragraph" style:parent-style-name="Text_20_body">
      <loext:graphic-properties draw:fill="none"/>
      <style:paragraph-properties fo:margin-top="0cm" fo:margin-bottom="0.247cm" style:contextual-spacing="false" fo:line-height="115%" fo:text-align="justify" style:justify-single-word="false" fo:background-color="transparent">
        <style:tab-stops>
          <style:tab-stop style:position="0.914cm"/>
        </style:tab-stops>
      </style:paragraph-properties>
      <style:text-properties officeooo:rsid="0004deee" officeooo:paragraph-rsid="000ca4aa"/>
    </style:style>
    <style:style style:name="T1" style:family="text">
      <style:text-properties officeooo:rsid="000aa32d"/>
    </style:style>
    <style:style style:name="T2" style:family="text">
      <style:text-properties style:font-name="Liberation Serif" fo:font-size="12pt" officeooo:rsid="000aa32d"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99770069" text:style-name="Numbering_20_ABC">
        <text:list-header>
          <text:h text:style-name="P1" text:outline-level="1"/>
        </text:list-header>
      </text:list>
      <text:h text:style-name="P2" text:outline-level="1">Projet POKEDEX</text:h>
      <text:list text:continue-numbering="true" text:style-name="Numbering_20_ABC">
        <text:list-header>
          <text:h text:style-name="P1" text:outline-level="1">Résumé du projet</text:h>
        </text:list-header>
      </text:list>
      <text:p text:style-name="P4">Au cours de ma formation et de mon stage en entreprise, j’ai mené plusieurs projets significatif dans le domaine du développement web et des bases de données. <text:span text:style-name="T1">Compte tenu des restrictions de confidantialités et des demandes j’ai décidé de ne pas présenter un projet effectuer pendant mon stage mais de présenter un projet effectué pendant ma formation, que j’ai par la suite enrichi.</text:span></text:p>
      <text:p text:style-name="P5">Ce projet se concentre sur la création d'un site web sous la forme d'un "Pokedex", un catalogue en ligne recensant divers Pokémon, leurs types, caractéristiques, et autres détails. La plateforme comprend une page de catalogue intégrant une fonction de recherche avancée, permettant aux utilisateurs de localiser rapidement les Pokémon par leur nom, numéro d'identification ou type(s).</text:p>
      <text:p text:style-name="P5">Les données des Pokémon ainsi que les informations utilisateur sont stockées dans une base de données structurée. </text:p>
      <text:p text:style-name="P6"><text:span text:style-name="T2">L'application offre une interface utilisateur intuitive pour la gestion des données Pokémon, incluant les fonctionnalités d'ajout, de modification et de suppression. </text:span>De plus, le site est équipé d'une interface administrateur dédiée, affichant les journaux d'activités des utilisateurs (logs).</text:p>
      <text:p text:style-name="P5">Au niveau technique, le projet est bâti sur plusieurs technologies clés :</text:p>
      <text:list text:style-name="Titre_20_4_20__28_Puce_29_">
        <text:list-item>
          <text:list>
            <text:list-item>
              <text:p text:style-name="P7"><text:span text:style-name="T1">Pour le </text:span>Front-end : HTML, CSS, Javascript, <text:span text:style-name="T1">Bootstrap, Flickity, select2</text:span></text:p>
            </text:list-item>
            <text:list-item>
              <text:p text:style-name="P7"><text:span text:style-name="T1">Pour le </text:span>Back-end : PHP et MySQL.</text:p>
              <text:p text:style-name="P9"/>
            </text:list-item>
          </text:list>
        </text:list-item>
      </text:list>
      <text:p text:style-name="P10">Cette combinaison technologique a permis de créer une plateforme à la fois robuste, interactive et facile à utiliser, tout en répondant aux exigences spécifiques du projet.</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801cm" fo:text-indent="-1.33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Titre_20_4_20__28_Puce_29_" style:display-name="Titre 4 (Puce)">
      <text:list-level-style-bullet text:level="1" text:style-name="Bullet_20_Symbols" loext:num-list-format="%1%" text:bullet-char="•">
        <style:list-level-properties text:list-level-position-and-space-mode="label-alignment">
          <style:list-level-label-alignment text:label-followed-by="listtab" text:list-tab-stop-position="1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1:20:44.693360842</meta:creation-date>
    <dc:date>2023-11-13T11:21:17.340072608</dc:date>
    <meta:editing-duration>PT33S</meta:editing-duration>
    <meta:editing-cycles>1</meta:editing-cycles>
    <meta:document-statistic meta:table-count="0" meta:image-count="0" meta:object-count="0" meta:page-count="1" meta:paragraph-count="11" meta:word-count="237" meta:character-count="1554" meta:non-whitespace-character-count="1329"/>
    <meta:generator>LibreOffice/7.6.2.1$Linux_X86_64 LibreOffice_project/60$Build-1</meta:generator>
  </office:meta>
</office:document-meta>
</file>